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6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Defect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fect ID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assandra insert query time is different from local tim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01-14-2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uchi.scala is not exiting after succesful completio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01-14-20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cala code not running in intellij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01-14-20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able to insert data in db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01-14-2017</text:p>
          </table:table-cell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4T23:44:50.740498743</meta:creation-date>
    <dc:date>2017-01-14T23:50:20.894131486</dc:date>
    <meta:editing-duration>PT5M29S</meta:editing-duration>
    <meta:editing-cycles>3</meta:editing-cycles>
    <meta:generator>LibreOffice/5.2.2.2$Linux_X86_64 LibreOffice_project/20m0$Build-2</meta:generator>
    <meta:document-statistic meta:table-count="1" meta:cell-count="25" meta:object-count="0"/>
  </office:meta>
</office:document-meta>
</file>